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95e" officeooo:paragraph-rsid="000f795e"/>
    </style:style>
    <style:style style:name="P2" style:family="paragraph" style:parent-style-name="Standard">
      <style:text-properties officeooo:rsid="000f795e" officeooo:paragraph-rsid="001152fa"/>
    </style:style>
    <style:style style:name="P3" style:family="paragraph" style:parent-style-name="Standard">
      <style:text-properties officeooo:rsid="000f795e" officeooo:paragraph-rsid="00174b11"/>
    </style:style>
    <style:style style:name="P4" style:family="paragraph" style:parent-style-name="Standard">
      <style:text-properties fo:font-weight="bold" officeooo:rsid="000f795e" officeooo:paragraph-rsid="000f795e" style:font-weight-asian="bold" style:font-weight-complex="bold"/>
    </style:style>
    <style:style style:name="P5" style:family="paragraph" style:parent-style-name="Standard">
      <style:text-properties fo:font-style="italic" officeooo:rsid="00105674" officeooo:paragraph-rsid="00105674" style:font-style-asian="italic" style:font-style-complex="italic"/>
    </style:style>
    <style:style style:name="P6" style:family="paragraph" style:parent-style-name="Standard">
      <style:text-properties fo:font-style="italic" officeooo:rsid="001623af" officeooo:paragraph-rsid="001623af" style:font-style-asian="italic" style:font-style-complex="italic"/>
    </style:style>
    <style:style style:name="P7" style:family="paragraph" style:parent-style-name="Standard">
      <style:text-properties fo:font-style="italic" officeooo:rsid="000f795e" officeooo:paragraph-rsid="001623af" style:font-style-asian="italic" style:font-style-complex="italic"/>
    </style:style>
    <style:style style:name="P8" style:family="paragraph" style:parent-style-name="Standard">
      <style:text-properties fo:font-style="italic" officeooo:rsid="0018f06a" officeooo:paragraph-rsid="0018f06a" style:font-style-asian="italic" style:font-style-complex="italic"/>
    </style:style>
    <style:style style:name="P9" style:family="paragraph" style:parent-style-name="Standard">
      <style:text-properties fo:font-style="italic" officeooo:rsid="001919e8" officeooo:paragraph-rsid="001919e8" style:font-style-asian="italic" style:font-style-complex="italic"/>
    </style:style>
    <style:style style:name="P10" style:family="paragraph" style:parent-style-name="Standard">
      <style:text-properties fo:font-style="italic" officeooo:rsid="00142d65" officeooo:paragraph-rsid="00142d65" style:font-style-asian="italic" style:font-style-complex="italic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bold" officeooo:rsid="001919e8" officeooo:paragraph-rsid="001919e8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normal" officeooo:rsid="00174b11" officeooo:paragraph-rsid="00174b11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normal" officeooo:rsid="001623af" officeooo:paragraph-rsid="001623af" style:font-style-asian="normal" style:font-style-complex="normal"/>
    </style:style>
    <style:style style:name="P14" style:family="paragraph" style:parent-style-name="Standard">
      <style:text-properties fo:font-style="normal" officeooo:rsid="001919e8" officeooo:paragraph-rsid="001623af" style:font-style-asian="normal" style:font-style-complex="normal"/>
    </style:style>
    <style:style style:name="P15" style:family="paragraph" style:parent-style-name="Standard" style:list-style-name="L1">
      <style:text-properties officeooo:rsid="001623af" officeooo:paragraph-rsid="001a48fa"/>
    </style:style>
    <style:style style:name="P16" style:family="paragraph" style:parent-style-name="Standard" style:list-style-name="L2">
      <style:text-properties officeooo:rsid="001152fa" officeooo:paragraph-rsid="001152fa"/>
    </style:style>
    <style:style style:name="P17" style:family="paragraph" style:parent-style-name="Standard" style:list-style-name="L2">
      <style:text-properties fo:font-style="normal" officeooo:rsid="001152fa" officeooo:paragraph-rsid="001152fa" style:font-style-asian="normal" style:font-style-complex="normal"/>
    </style:style>
    <style:style style:name="P18" style:family="paragraph" style:parent-style-name="Standard" style:list-style-name="L2">
      <style:text-properties fo:font-style="normal" officeooo:rsid="00142d65" officeooo:paragraph-rsid="00142d65" style:font-style-asian="normal" style:font-style-complex="normal"/>
    </style:style>
    <style:style style:name="P19" style:family="paragraph" style:parent-style-name="Standard" style:list-style-name="L3">
      <style:text-properties fo:font-style="normal" officeooo:rsid="00174b11" officeooo:paragraph-rsid="00174b11" style:font-style-asian="normal" style:font-style-complex="normal"/>
    </style:style>
    <style:style style:name="P20" style:family="paragraph" style:parent-style-name="Standard" style:list-style-name="L3">
      <style:text-properties fo:font-style="normal" fo:font-weight="normal" officeooo:rsid="001623af" officeooo:paragraph-rsid="001623af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style="italic" officeooo:rsid="00174b11" officeooo:paragraph-rsid="00174b11" style:font-style-asian="italic" style:font-style-complex="italic"/>
    </style:style>
    <style:style style:name="P22" style:family="paragraph" style:parent-style-name="Standard">
      <style:text-properties fo:font-style="italic" officeooo:rsid="001623af" officeooo:paragraph-rsid="001623af" style:font-style-asian="italic" style:font-style-complex="italic"/>
    </style:style>
    <style:style style:name="P23" style:family="paragraph" style:parent-style-name="Standard" style:list-style-name="L1">
      <style:text-properties fo:font-style="italic" fo:font-weight="normal" officeooo:rsid="001623af" officeooo:paragraph-rsid="00174b11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officeooo:rsid="000f795e" officeooo:paragraph-rsid="00174b11"/>
    </style:style>
    <style:style style:name="P25" style:family="paragraph" style:parent-style-name="Standard">
      <style:text-properties officeooo:rsid="000f795e" officeooo:paragraph-rsid="001a48fa"/>
    </style:style>
    <style:style style:name="P26" style:family="paragraph" style:parent-style-name="Standard" style:list-style-name="L2">
      <style:text-properties officeooo:rsid="001a48fa" officeooo:paragraph-rsid="001a48fa"/>
    </style:style>
    <style:style style:name="T1" style:family="text">
      <style:text-properties officeooo:rsid="0010567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5674"/>
    </style:style>
    <style:style style:name="T4" style:family="text">
      <style:text-properties style:text-underline-style="solid" style:text-underline-width="auto" style:text-underline-color="font-color" fo:font-weight="bold" officeooo:rsid="001a02d4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81bf" style:font-style-asian="italic" style:font-style-complex="italic"/>
    </style:style>
    <style:style style:name="T7" style:family="text">
      <style:text-properties fo:font-style="italic" officeooo:rsid="00134c2c" style:font-style-asian="italic" style:font-style-complex="italic"/>
    </style:style>
    <style:style style:name="T8" style:family="text">
      <style:text-properties fo:font-style="italic" officeooo:rsid="001a48fa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1281bf"/>
    </style:style>
    <style:style style:name="T11" style:family="text">
      <style:text-properties officeooo:rsid="00134c2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8f06a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23a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018f06a" style:font-style-asian="normal" style:font-weight-asian="bold" style:font-style-complex="normal" style:font-weight-complex="bold"/>
    </style:style>
    <style:style style:name="T17" style:family="text">
      <style:text-properties officeooo:rsid="001623af"/>
    </style:style>
    <style:style style:name="T18" style:family="text">
      <style:text-properties fo:font-weight="bold" officeooo:rsid="001623af" style:font-weight-asian="bold" style:font-weight-complex="bold"/>
    </style:style>
    <style:style style:name="T19" style:family="text">
      <style:text-properties fo:font-weight="bold" officeooo:rsid="001a48fa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623af" style:font-weight-asian="normal" style:font-weight-complex="normal"/>
    </style:style>
    <style:style style:name="T22" style:family="text">
      <style:text-properties fo:font-weight="normal" officeooo:rsid="001a48fa" style:font-weight-asian="normal" style:font-weight-complex="normal"/>
    </style:style>
    <style:style style:name="T23" style:family="text">
      <style:text-properties officeooo:rsid="0018f06a"/>
    </style:style>
    <style:style style:name="T24" style:family="text">
      <style:text-properties officeooo:rsid="001919e8"/>
    </style:style>
    <style:style style:name="T25" style:family="text">
      <style:text-properties officeooo:rsid="001a02d4"/>
    </style:style>
    <style:style style:name="T26" style:family="text">
      <style:text-properties officeooo:rsid="001a48fa"/>
    </style:style>
    <style:style style:name="T27" style:family="text">
      <style:text-properties style:text-position="0% 100%" fo:font-weight="bold" officeooo:rsid="001a48fa" style:font-weight-asian="bold" style:font-weight-complex="bold"/>
    </style:style>
    <style:style style:name="T28" style:family="text">
      <style:text-properties officeooo:rsid="001b242b"/>
    </style:style>
    <style:style style:name="T29" style:family="text">
      <style:text-properties officeooo:rsid="001ce7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filtering of the meshes:</text:p>
      <text:p text:style-name="P1"/>
      <text:p text:style-name="P5">Before decimation:</text:p>
      <text:p text:style-name="P3">- <text:span text:style-name="T27">Selection</text:span><text:span text:style-name="T21">→ </text:span><text:span text:style-name="T22">Select non Manifold Edges</text:span></text:p>
      <text:p text:style-name="P3"><text:span text:style-name="T22">- </text:span><text:span text:style-name="T19">Selection</text:span><text:span text:style-name="T22">→ Delete selected vertices</text:span></text:p>
      <text:p text:style-name="P25"><text:span text:style-name="T22">- </text:span><text:span text:style-name="T18">Remeshing, Simplification and Reconstruction </text:span><text:span text:style-name="T21">→ </text:span><text:span text:style-name="T22">Close Holes</text:span></text:p>
      <text:list xml:id="list4416194906417785969" text:style-name="L1">
        <text:list-item>
          <text:p text:style-name="P15"><text:span text:style-name="T26">30mm</text:span> used.</text:p>
        </text:list-item>
      </text:list>
      <text:p text:style-name="P25">- <text:span text:style-name="T18">Cleaning and repairing </text:span><text:span text:style-name="T21">→</text:span><text:span text:style-name="T22">Remove Unreferenced Vertices</text:span></text:p>
      <text:p text:style-name="P25"><text:bookmark-start text:name="__DdeLink__186_505313921"/><text:span text:style-name="T22">- </text:span><text:span text:style-name="T19">Quality Measure and Computation</text:span><text:span text:style-name="T22"> →Compute Geometric Measures</text:span><text:bookmark-end text:name="__DdeLink__186_505313921"/></text:p>
      <text:p text:style-name="P25"><text:span text:style-name="T22">- </text:span><text:span text:style-name="T19">Quality Measure and Computation</text:span><text:span text:style-name="T22"> →Compute Topological Measures</text:span></text:p>
      <text:p text:style-name="P25"><text:span text:style-name="T22"/></text:p>
      <text:p text:style-name="P5">Decimation:</text:p>
      <text:p text:style-name="P1">- <text:span text:style-name="T18">Remeshing, Simplification and Reconstruction </text:span><text:span text:style-name="T21">→ </text:span><text:span text:style-name="T1">Simplification: Quadric edge collapse decimation</text:span></text:p>
      <text:p text:style-name="P2"><text:tab/><text:span text:style-name="T3">Comments:</text:span><text:span text:style-name="T1"> it is only possible to choose number of faces, not vertices. A loop will be <text:tab/>applied to repeat until the the given number is obtained. Can be used with Percentage reduction to get the correct number of vertices (6 relevant places!)</text:span></text:p>
      <text:list xml:id="list1513561011987202128" text:style-name="L2">
        <text:list-item>
          <text:p text:style-name="P16">Percentage reduction: <text:span text:style-name="T5">to be computed</text:span></text:p>
        </text:list-item>
        <text:list-item>
          <text:p text:style-name="P26"><text:span text:style-name="T12">Quality threshold</text:span><text:span text:style-name="T5">: 1.0</text:span></text:p>
        </text:list-item>
        <text:list-item>
          <text:p text:style-name="P17">Preserve Boundary of the mesh: <text:span text:style-name="T5">Off</text:span></text:p>
        </text:list-item>
        <text:list-item>
          <text:p text:style-name="P17">Preserve Normal:<text:span text:style-name="T5"> On</text:span></text:p>
        </text:list-item>
        <text:list-item>
          <text:p text:style-name="P17">Preserve Topolog<text:span text:style-name="T10">y:</text:span><text:span text:style-name="T6"> </text:span><text:span text:style-name="T7">On</text:span></text:p>
        </text:list-item>
        <text:list-item>
          <text:p text:style-name="P18"><text:span text:style-name="T11">O</text:span>ptimal position of simplified vertices:<text:span text:style-name="T5"> On</text:span></text:p>
        </text:list-item>
        <text:list-item>
          <text:p text:style-name="P18">Weighted Simplification:<text:span text:style-name="T5"> O</text:span><text:span text:style-name="T8">ff</text:span></text:p>
        </text:list-item>
        <text:list-item>
          <text:p text:style-name="P18">Planar Simplification: <text:span text:style-name="T5">On</text:span></text:p>
        </text:list-item>
        <text:list-item>
          <text:p text:style-name="P18">Post-simplification cleaning:<text:span text:style-name="T5"> On</text:span></text:p>
        </text:list-item>
        <text:list-item>
          <text:p text:style-name="P18">Simplify only selected faces: <text:span text:style-name="T5">Off</text:span></text:p>
        </text:list-item>
      </text:list>
      <text:p text:style-name="P10"/>
      <text:p text:style-name="P11">TODO:</text:p>
      <text:p text:style-name="P13"><text:span text:style-name="T2">The point correspondence must be established between meshes</text:span>, then they can be applied to the atlas class.</text:p>
      <text:p text:style-name="P14"/>
      <text:p text:style-name="P6">Remeshing:</text:p>
      <text:p text:style-name="P6">- <text:span text:style-name="T25">Clean the non manifold vertexes with selection of non manifold edges and deletion (filter doesn’t work!) then fill holes and check the geometry and topology. </text:span><text:span text:style-name="T4">SAVE!</text:span></text:p>
      <text:p text:style-name="P6">- <text:span text:style-name="T24">Use one of the subdivision filters – all except midpoint and catmull-clark (former is VTK version of it and latter builds quads)</text:span></text:p>
      <text:p text:style-name="P6">- <text:span text:style-name="T28">Results:</text:span></text:p>
      <text:p text:style-name="P6">- <text:span text:style-name="T28">LS3 loop works better than loop</text:span></text:p>
      <text:p text:style-name="P6">- <text:span text:style-name="T28">Setting the length to 0 yields good results</text:span></text:p>
      <text:p text:style-name="P6">- <text:span text:style-name="T28">Enhanced regularization helps</text:span></text:p>
      <text:p text:style-name="P6">- <text:span text:style-name="T29">It is poossible to select the faces with concrete edge lengths to run decimation on them. With a proper threshold, it could lead to nice and uniform meshes.</text:span></text:p>
      <text:p text:style-name="P6">- <text:span text:style-name="T28">Butterfly creates patches on length 0, but it works nicely on 2</text:span></text:p>
      <text:p text:style-name="P9">- Use the Hausdorff distance to estimate quality and choose the best solution</text:p>
      <text:p text:style-name="P7">- <text:span text:style-name="T16">Remeshing, Simplification and Reconstruction </text:span><text:span text:style-name="T23">→ </text:span><text:span text:style-name="T13">Laplacian smooth (surface preserve):</text:span></text:p>
      <text:p text:style-name="P7">- <text:span text:style-name="T24">play with angle and number of iterations</text:span></text:p>
      <text:p text:style-name="P7"/>
      <text:p text:style-name="P8">Old</text:p>
      <text:p text:style-name="P7">- <text:span text:style-name="T18">Remeshing, Simplification and Reconstruction </text:span><text:span text:style-name="T21">→ </text:span><text:span text:style-name="T15">Uniform Mesh Resampling</text:span></text:p>
      <text:list xml:id="list3123000217761387645" text:style-name="L3">
        <text:list-item>
          <text:p text:style-name="P20">Precision ‘world unit’: 0.5 (mm)</text:p>
        </text:list-item>
        <text:list-item>
          <text:p text:style-name="P20"><text:soft-page-break/>Offset ‘world unit’: 0</text:p>
        </text:list-item>
        <text:list-item>
          <text:p text:style-name="P21"><text:span text:style-name="T14">Clean Vertices: </text:span><text:span text:style-name="T20">On</text:span></text:p>
        </text:list-item>
        <text:list-item>
          <text:p text:style-name="P19"><text:span text:style-name="T20">Discretize: </text:span><text:span text:style-name="T9">Off</text:span></text:p>
        </text:list-item>
        <text:list-item>
          <text:p text:style-name="P19"><text:span text:style-name="T20">Multisample: </text:span><text:span text:style-name="T9">On</text:span></text:p>
        </text:list-item>
        <text:list-item>
          <text:p text:style-name="P19"><text:span text:style-name="T20">Absolute Distance: </text:span><text:span text:style-name="T9">Off</text:span></text:p>
        </text:list-item>
      </text:list>
      <text:p text:style-name="P12"/>
      <text:p text:style-name="P12">Cleaning resampled mesh:</text:p>
      <text:p text:style-name="P3">- <text:span text:style-name="T18">Cleaning and repairing </text:span><text:span text:style-name="T21">→ R</text:span><text:span text:style-name="T20">emove</text:span> <text:span text:style-name="T17">I</text:span>solated <text:span text:style-name="T17">Pieces</text:span> (<text:span text:style-name="T17">wrt Diameter</text:span>)</text:p>
      <text:list xml:id="list143716342375425" text:continue-list="list4416194906417785969" text:style-name="L1">
        <text:list-item>
          <text:p text:style-name="P23">10% used, might be smaller if mesh is divided into segments.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49:32.842350306</meta:creation-date>
    <dc:date>2018-11-23T14:37:14.416197103</dc:date>
    <meta:editing-duration>PT1H36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379" meta:character-count="2338" meta:non-whitespace-character-count="2021"/>
  </office:meta>
</office:document-meta>
</file>